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4000002F7CF7368708A2A148D.png" manifest:media-type="image/png"/>
  <manifest:file-entry manifest:full-path="Pictures/1000000100000724000002F7A501E70776502320.png" manifest:media-type="image/png"/>
  <manifest:file-entry manifest:full-path="Pictures/1000000100000724000002F7DC70802166C812D4.png" manifest:media-type="image/png"/>
  <manifest:file-entry manifest:full-path="Pictures/1000000100000724000002F7CFBA7C59CE2D757D.png" manifest:media-type="image/png"/>
  <manifest:file-entry manifest:full-path="Pictures/1000000100000724000002F790E4727D70E08771.png" manifest:media-type="image/png"/>
  <manifest:file-entry manifest:full-path="Pictures/1000000100000724000002F7822551A72A0B45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5453in" svg:y="0.5362in" svg:width="7.9339in" svg:height="3.2937in" draw:z-index="0"><draw:image xlink:href="Pictures/1000000100000724000002F7822551A72A0B450D.png" xlink:type="simple" xlink:show="embed" xlink:actuate="onLoad" draw:mime-type="image/png"/></draw:frame><draw:frame draw:style-name="fr1" draw:name="Image2" text:anchor-type="char" svg:x="-0.5374in" svg:y="4.4945in" svg:width="7.9047in" svg:height="3.2819in" draw:z-index="1"><draw:image xlink:href="Pictures/1000000100000724000002F790E4727D70E08771.png" xlink:type="simple" xlink:show="embed" xlink:actuate="onLoad" draw:mime-type="image/png"/></draw:frame></text:p>
      <text:p text:style-name="P1"><draw:frame draw:style-name="fr1" draw:name="Image4" text:anchor-type="char" svg:x="-0.4992in" svg:y="5.3807in" svg:width="8.0307in" svg:height="3.3339in" draw:z-index="3"><draw:image xlink:href="Pictures/1000000100000724000002F7DC70802166C812D4.png" xlink:type="simple" xlink:show="embed" xlink:actuate="onLoad" draw:mime-type="image/png"/></draw:frame><draw:frame draw:style-name="fr1" draw:name="Image3" text:anchor-type="char" svg:x="-0.5429in" svg:y="0.6661in" svg:width="7.9736in" svg:height="3.3102in" draw:z-index="2"><draw:image xlink:href="Pictures/1000000100000724000002F7CFBA7C59CE2D757D.png" xlink:type="simple" xlink:show="embed" xlink:actuate="onLoad" draw:mime-type="image/png"/></draw:frame></text:p>
      <text:p text:style-name="P1"><draw:frame draw:style-name="fr1" draw:name="Image5" text:anchor-type="char" svg:x="-0.5626in" svg:y="1.7709in" svg:width="7.9957in" svg:height="3.3193in" draw:z-index="4"><draw:image xlink:href="Pictures/1000000100000724000002F7A501E70776502320.png" xlink:type="simple" xlink:show="embed" xlink:actuate="onLoad" draw:mime-type="image/png"/></draw:frame><draw:frame draw:style-name="fr1" draw:name="Image6" text:anchor-type="char" svg:x="-0.5728in" svg:y="5.948in" svg:width="8.0717in" svg:height="3.3508in" draw:z-index="5"><draw:image xlink:href="Pictures/1000000100000724000002F7CF7368708A2A14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21:15:19.309685458</meta:creation-date>
    <dc:date>2023-01-22T21:21:14.955140368</dc:date>
    <meta:editing-duration>PT5M56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7.3.5.2$Linux_X86_64 LibreOffice_project/30$Build-2</meta:generator>
  </office:meta>
</office:document-meta>
</file>